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66cc00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3399ff"/>
      <style:text-properties fo:font-style="italic" style:font-style-asian="italic" style:font-style-complex="italic"/>
    </style:style>
    <style:style style:name="ce6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99ff"/>
      <style:text-properties style:use-window-font-color="true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quad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Restriction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Past Eve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9" office:value-type="string" calcext:value-type="string">
            <text:p>Chapter FID</text:p>
          </table:table-cell>
          <table:table-cell table:style-name="ce8" office:value-type="string" calcext:value-type="string">
            <text:p>FID</text:p>
          </table:table-cell>
          <table:table-cell table:style-name="ce8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9" office:value-type="string" calcext:value-type="string">
            <text:p>Speciality FID</text:p>
          </table:table-cell>
          <table:table-cell table:style-name="ce8" office:value-type="string" calcext:value-type="string">
            <text:p>FID</text:p>
          </table:table-cell>
          <table:table-cell table:style-name="ce8"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od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kill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Past Ev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advanc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ast Ev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scripto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olo Mode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2" office:value-type="string" calcext:value-type="string">
            <text:p>Skill Group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Demeanou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odex</text:p>
          </table:table-cell>
          <table:table-cell table:style-name="ce7"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kill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Restriction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Characteristic Prerequisite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peciality FID (advanced)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Demeanour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ang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meanour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Radi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. Talent Prerequisites</text:p>
          </table:table-cell>
          <table:table-cell table:style-name="ce3"/>
          <table:table-cell table:style-name="ce13" office:value-type="string" calcext:value-type="string">
            <text:p>con</text:p>
          </table:table-cell>
          <table:table-cell/>
          <table:table-cell table:style-name="ce1" office:value-type="string" calcext:value-type="string">
            <text:p>Deathwatch Character Skill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kill Descriptor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ripto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3"/>
          <table:table-cell table:style-name="ce6"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sychic Pow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pecial Ability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Adv. Skill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le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Implants 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 Ability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" office:value-type="string" calcext:value-type="string">
            <text:p>Talent Adv. Characteristic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Weapon Class</text:p>
          </table:table-cell>
          <table:table-cell table:style-name="ce3"/>
          <table:table-cell table:style-name="ce4" office:value-type="string" calcext:value-type="string">
            <text:p>res</text:p>
          </table:table-cell>
        </table:table-row>
        <table:table-row table:style-name="ro1">
          <table:table-cell table:style-name="ce1" office:value-type="string" calcext:value-type="string">
            <text:p>Trai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oppo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racteristic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Talent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 Multipli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kill Adv. Talent Prerequisites</text:p>
          </table:table-cell>
          <table:table-cell table:style-name="ce3"/>
          <table:table-cell table:style-name="ce13" office:value-type="string" calcext:value-type="string">
            <text:p>con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Damage Type</text:p>
          </table:table-cell>
          <table:table-cell table:style-name="ce3"/>
          <table:table-cell table:style-name="ce4" office:value-type="string" calcext:value-type="string">
            <text:p>res</text:p>
          </table:table-cell>
        </table:table-row>
        <table:table-row table:style-name="ro1">
          <table:table-cell table:style-name="ce1" office:value-type="string" calcext:value-type="string">
            <text:p>Talent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Power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10" office:value-type="string" calcext:value-type="string">
            <text:p>Skill FID</text:p>
          </table:table-cell>
          <table:table-cell table:style-name="ce10"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Trait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Lett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0"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. Skill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Weapon</text:p>
          </table:table-cell>
          <table:table-cell table:style-name="ce3"/>
          <table:table-cell table:style-name="ce4" office:value-type="string" calcext:value-type="string">
            <text:p>res</text:p>
          </table:table-cell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10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Primarch's Curse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2" office:value-type="string" calcext:value-type="string">
            <text:p>Skill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Psychic Power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Weapon Clas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. Characteristic Prerequisit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1" office:value-type="string" calcext:value-type="string">
            <text:p>Skill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Sing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2" office:value-type="string" calcext:value-type="string">
            <text:p>FID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2" office:value-type="string" calcext:value-type="string">
            <text:p>Characteristic Prerequisit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 Equipm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Sal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Deathwatch Charac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Weapon Special Quality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athwatch Character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Equipm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1" office:value-type="string" calcext:value-type="string">
            <text:p>Talent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Solo Mode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mage Typ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FID Talen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ttack Patter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enetr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ensive Stanc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1" office:value-type="string" calcext:value-type="string">
            <text:p>Space Marine / Deathwatch Skill Advances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office:value-type="string" calcext:value-type="string">
            <text:p>Clip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march's Curs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" office:value-type="string" calcext:value-type="string">
            <text:p>Weapon Reload Time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" office:value-type="string" calcext:value-type="string">
            <text:p>Trait Group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Weapo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quisi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2" office:value-type="string" calcext:value-type="string">
            <text:p>FID Trai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Characteristic Bonu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Weapon Ski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Tim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ances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Ballistic Ski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6"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mplant</text:p>
          </table:table-cell>
          <table:table-cell table:style-name="ce3"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oughn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Perce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mplant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Talent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Will Pow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ellowshi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10" office:value-type="string" calcext:value-type="string">
            <text:p>Chapter F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NOT NULL</text:p>
          </table:table-cell>
          <table:table-cell/>
          <table:table-cell office:value-type="string" calcext:value-type="string">
            <text:p>Woun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Chapter Talen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Insan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mplant Trait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Talent Advance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Fate Poin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rru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rai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know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Chapter Implants</text:p>
          </table:table-cell>
          <table:table-cell table:style-name="ce3"/>
          <table:table-cell table:style-name="ce5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XP to sp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1" office:value-type="string" calcext:value-type="string">
            <text:p>Space Marine / Deathwatch Talent Advances</text:p>
          </table:table-cell>
          <table:table-cell/>
          <table:table-cell table:style-name="ce5" office:value-type="string" calcext:value-type="string">
            <text:p>con</text:p>
          </table:table-cell>
          <table:table-cell/>
          <table:table-cell office:value-type="string" calcext:value-type="string">
            <text:p>Total XP sp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work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M / DW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16"/>
        </table:table-row>
        <table:table-row table:style-name="ro1" table:number-rows-repeated="8">
          <table:table-cell table:number-columns-repeated="27"/>
        </table:table-row>
        <table:table-row table:style-name="ro1">
          <table:table-cell table:number-columns-repeated="20"/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2:42:59.36977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2:31:42.067324105</meta:creation-date>
    <dc:date>2015-11-19T23:36:22.324828170</dc:date>
    <meta:editing-duration>PT7H9M23S</meta:editing-duration>
    <meta:editing-cycles>189</meta:editing-cycles>
    <meta:generator>LibreOffice/4.2.8.2$Linux_X86_64 LibreOffice_project/420m0$Build-2</meta:generator>
    <meta:document-statistic meta:table-count="1" meta:cell-count="746" meta:object-count="0"/>
  </office:meta>
</office:document-meta>
</file>